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Ford kuga 2.0 d 4*4</text:p>
          </table:table-cell>
          <table:table-cell office:value-type="float" office:value="732000">
            <text:p>732000</text:p>
          </table:table-cell>
          <table:table-cell table:formula="of:=[.B3]/25" office:value-type="float" office:value="29280">
            <text:p>29280</text:p>
          </table:table-cell>
        </table:table-row>
        <table:table-row table:style-name="ro2">
          <table:table-cell office:value-type="string">
            <text:p>Tucson 2.0 d 4*4</text:p>
          </table:table-cell>
          <table:table-cell office:value-type="float" office:value="793800">
            <text:p>793800</text:p>
          </table:table-cell>
          <table:table-cell table:formula="of:=[.B4]/25" office:value-type="float" office:value="31752">
            <text:p>31752</text:p>
          </table:table-cell>
        </table:table-row>
        <table:table-row table:style-name="ro2">
          <table:table-cell office:value-type="string">
            <text:p>Sportage 2.0 d 4*4</text:p>
          </table:table-cell>
          <table:table-cell office:value-type="float" office:value="742540">
            <text:p>742540</text:p>
          </table:table-cell>
          <table:table-cell table:formula="of:=[.B5]/25" office:value-type="float" office:value="29701.6">
            <text:p>29701,6</text:p>
          </table:table-cell>
        </table:table-row>
        <table:table-row table:style-name="ro2">
          <table:table-cell office:value-type="string">
            <text:p>Vitara 1.4 d 4*4</text:p>
          </table:table-cell>
          <table:table-cell office:value-type="float" office:value="683300">
            <text:p>683300</text:p>
          </table:table-cell>
          <table:table-cell table:formula="of:=[.B6]/25" office:value-type="float" office:value="27332">
            <text:p>27332</text:p>
          </table:table-cell>
        </table:table-row>
        <table:table-row table:style-name="ro2">
          <table:table-cell office:value-type="string">
            <text:p>Mazda SX3 2.0 бенз 4*4</text:p>
          </table:table-cell>
          <table:table-cell office:value-type="float" office:value="630500">
            <text:p>630500</text:p>
          </table:table-cell>
          <table:table-cell table:formula="of:=[.B7]/25" office:value-type="float" office:value="25220">
            <text:p>25220</text:p>
          </table:table-cell>
        </table:table-row>
        <table:table-row table:style-name="ro3">
          <table:table-cell office:value-type="string">
            <text:p>Peugeot 3008 2.0 D 4*4</text:p>
          </table:table-cell>
          <table:table-cell office:value-type="float" office:value="728000">
            <text:p>728000</text:p>
          </table:table-cell>
          <table:table-cell table:formula="of:=[.B8]/25" office:value-type="float" office:value="29120">
            <text:p>29120</text:p>
          </table:table-cell>
        </table:table-row>
        <table:table-row table:style-name="ro3">
          <table:table-cell office:value-type="string">
            <text:p>Renoe koleos 2.0 D 4*4</text:p>
          </table:table-cell>
          <table:table-cell office:value-type="float" office:value="708000">
            <text:p>708000</text:p>
          </table:table-cell>
          <table:table-cell table:formula="of:=[.B9]/25" office:value-type="float" office:value="28320">
            <text:p>28320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2.10.2019</text:date>, <text:time>22:12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42:24.83</meta:creation-date>
    <dc:date>2019-10-12T22:12:41.93</dc:date>
    <meta:editing-duration>PT1H6S</meta:editing-duration>
    <meta:editing-cycles>3</meta:editing-cycles>
    <meta:generator>OpenOffice/4.1.1$Win32 OpenOffice.org_project/411m6$Build-9775</meta:generator>
    <meta:document-statistic meta:table-count="3" meta:cell-count="21" meta:object-count="0"/>
  </office:meta>
</office:document-meta>
</file>